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67cm"/>
    </style:style>
    <style:style style:name="co2" style:family="table-column">
      <style:table-column-properties fo:break-before="auto" style:column-width="4.648cm"/>
    </style:style>
    <style:style style:name="co3" style:family="table-column">
      <style:table-column-properties fo:break-before="auto" style:column-width="4.669cm"/>
    </style:style>
    <style:style style:name="co4" style:family="table-column">
      <style:table-column-properties fo:break-before="auto" style:column-width="1.145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3.672cm"/>
    </style:style>
    <style:style style:name="co7" style:family="table-column">
      <style:table-column-properties fo:break-before="auto" style:column-width="1.102cm"/>
    </style:style>
    <style:style style:name="co8" style:family="table-column">
      <style:table-column-properties fo:break-before="auto" style:column-width="4.584cm"/>
    </style:style>
    <style:style style:name="co9" style:family="table-column">
      <style:table-column-properties fo:break-before="auto" style:column-width="0.997cm"/>
    </style:style>
    <style:style style:name="co10" style:family="table-column">
      <style:table-column-properties fo:break-before="auto" style:column-width="4.062cm"/>
    </style:style>
    <style:style style:name="co11" style:family="table-column">
      <style:table-column-properties fo:break-before="auto" style:column-width="3.4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08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0.848cm"/>
    </style:style>
    <style:style style:name="co16" style:family="table-column">
      <style:table-column-properties fo:break-before="auto" style:column-width="0.707cm"/>
    </style:style>
    <style:style style:name="co17" style:family="table-column">
      <style:table-column-properties fo:break-before="auto" style:column-width="3.773cm"/>
    </style:style>
    <style:style style:name="co18" style:family="table-column">
      <style:table-column-properties fo:break-before="auto" style:column-width="1.344cm"/>
    </style:style>
    <style:style style:name="co19" style:family="table-column">
      <style:table-column-properties fo:break-before="auto" style:column-width="0.612cm"/>
    </style:style>
    <style:style style:name="co20" style:family="table-column">
      <style:table-column-properties fo:break-before="auto" style:column-width="3.561cm"/>
    </style:style>
    <style:style style:name="co21" style:family="table-column">
      <style:table-column-properties fo:break-before="auto" style:column-width="1.249cm"/>
    </style:style>
    <style:style style:name="co22" style:family="table-column">
      <style:table-column-properties fo:break-before="auto" style:column-width="0.519cm"/>
    </style:style>
    <style:style style:name="co23" style:family="table-column">
      <style:table-column-properties fo:break-before="auto" style:column-width="3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1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864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#dee6ef" fo:wrap-option="wrap"/>
    </style:style>
    <style:style style:name="ce7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ffaa95" fo:wrap-option="wrap"/>
    </style:style>
    <style:style style:name="ce11" style:family="table-cell" style:parent-style-name="Default">
      <style:table-cell-properties fo:background-color="#b2b2b2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be33d"/>
    </style:style>
    <style:style style:name="ce13" style:family="table-cell" style:parent-style-name="Default">
      <style:table-cell-properties fo:background-color="#e8f2a1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9999" fo:wrap-option="wrap"/>
    </style:style>
    <style:style style:name="ce36" style:family="table-cell" style:parent-style-name="Default" style:data-style-name="N11"/>
    <style:style style:name="gr1" style:family="graphic" style:parent-style-name="Default">
      <style:graphic-properties draw:marker-end="Arrow" draw:marker-end-width="0.2cm" draw:textarea-horizontal-align="center" draw:textarea-vertical-align="middle" loext:decorative="false"/>
      <style:paragraph-properties fo:text-align="center"/>
    </style:style>
    <style:style style:name="gr2" style:family="graphic" style:parent-style-name="Default">
      <style:graphic-properties draw:stroke="none" svg:stroke-color="#000000" draw:fill="none" draw:fill-color="#ffffff" fo:min-height="1.136cm" loext:decorative="false"/>
      <style:paragraph-properties style:writing-mode="lr-tb"/>
    </style:style>
    <style:style style:name="gr3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4" style:family="graphic" style:parent-style-name="Default">
      <style:graphic-properties draw:textarea-horizontal-align="justify" draw:textarea-vertical-align="middle" draw:auto-grow-height="false" fo:min-height="0.21cm" fo:min-width="0.183cm" loext:decorative="false"/>
      <style:paragraph-properties fo:text-align="center"/>
    </style:style>
    <style:style style:name="gr5" style:family="graphic" style:parent-style-name="Default">
      <style:graphic-properties draw:stroke="none" svg:stroke-color="#000000" draw:fill="none" draw:fill-color="#ffffff" fo:min-height="0.496cm" loext:decorative="false"/>
      <style:paragraph-properties style:writing-mode="lr-tb"/>
    </style:style>
    <style:style style:name="gr6" style:family="graphic" style:parent-style-name="Default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7" style:family="graphic" style:parent-style-name="Default">
      <style:graphic-properties svg:stroke-width="0.1cm" svg:stroke-color="#b2b2b2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8" style:family="graphic" style:parent-style-name="Default">
      <style:graphic-properties draw:stroke="none" svg:stroke-color="#000000" draw:fill="none" draw:fill-color="#ffffff" fo:min-height="0.32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asian="Segoe UI" style:font-name-complex="Tahoma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table table:name="kennzahl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Gemäss Manual Oekofen</text:p>
          </table:table-cell>
          <table:table-cell table:number-columns-repeated="4"/>
          <table:table-cell office:value-type="string" calcext:value-type="string">
            <text:p>Variablen Pe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ffertemp min ein</text:p>
          </table:table-cell>
          <table:table-cell office:value-type="string" calcext:value-type="string">
            <text:p>TPO</text:p>
          </table:table-cell>
          <table:table-cell office:value-type="float" office:value="60" calcext:value-type="float">
            <text:p>60</text:p>
          </table:table-cell>
          <table:table-cell table:style-name="ce2"/>
          <table:table-cell/>
          <table:table-cell table:style-name="ce3" office:value-type="string" calcext:value-type="string">
            <text:p>TPO_ein_A_C</text:p>
          </table:table-cell>
          <table:table-cell table:formula="of:=[.C4]+[.C7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temp min aus</text:p>
          </table:table-cell>
          <table:table-cell office:value-type="string" calcext:value-type="string">
            <text:p>TPM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3" office:value-type="string" calcext:value-type="string">
            <text:p>TPO_ein_B_C</text:p>
          </table:table-cell>
          <table:table-cell table:formula="of:=[.C4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chaltüberhöhung 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TPM_aus_A_C</text:p>
          </table:table-cell>
          <table:table-cell table:formula="of:=[.C5]+[.C6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chaltüberhöhung 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style-name="ce3" office:value-type="string" calcext:value-type="string">
            <text:p>TPM_aus_B_C</text:p>
          </table:table-cell>
          <table:table-cell table:formula="of:=[.C5]+[.C7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oleranzband_C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 table:number-rows-repeated="26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 table:number-rows-repeated="104853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iagramm" table:style-name="ta1"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12" table:number-columns-repeated="3" table:default-cell-style-name="Default"/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string" calcext:value-type="string">
            <text:p>Anzahl Kessel ein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nachbrand</text:p>
          </table:table-cell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7"/>
          <table:table-cell office:value-type="string" calcext:value-type="string">
            <text:p>Problem</text:p>
          </table:table-cell>
          <table:table-cell office:value-type="string" calcext:value-type="string">
            <text:p>Massnahme</text:p>
          </table:table-cell>
          <table:table-cell office:value-type="string" calcext:value-type="string">
            <text:p>Ladung Z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table:number-columns-repeated="5"/>
          <table:table-cell table:style-name="ce10" office:value-type="string" calcext:value-type="string">
            <text:p><text:span text:style-name="T3">TPM_C &gt; </text:span><text:span text:style-name="T4">TPM_aus_A_C -Toleranzband_C</text:span></text:p>
          </table:table-cell>
          <table:table-cell table:style-name="ce10"/>
          <table:table-cell table:style-name="ce14" office:value-type="string" calcext:value-type="string">
            <text:p>&gt;</text:p>
          </table:table-cell>
          <table:table-cell table:style-name="ce14" table:formula="of:=[kennzahlen.G6]-[kennzahlen.G8]" office:value-type="float" office:value="71" calcext:value-type="float">
            <text:p>71</text:p>
          </table:table-cell>
          <table:table-cell table:style-name="ce7"/>
          <table:table-cell table:style-name="ce10" office:value-type="string" calcext:value-type="string">
            <text:p><text:span text:style-name="T3">TPM_C &gt; </text:span><text:span text:style-name="T4">TPM_aus_B_C-</text:span><text:span text:style-name="T5">Toleranzband_C</text:span><text:span text:style-name="T4"> </text:span></text:p>
          </table:table-cell>
          <table:table-cell table:style-name="ce10"/>
          <table:table-cell table:style-name="ce14" office:value-type="string" calcext:value-type="string">
            <text:p>&gt;</text:p>
          </table:table-cell>
          <table:table-cell table:style-name="ce14" table:formula="of:=[kennzahlen.G7]-[kennzahlen.G8]" office:value-type="float" office:value="67" calcext:value-type="float">
            <text:p>67</text:p>
          </table:table-cell>
          <table:table-cell/>
          <table:table-cell table:style-name="ce7" office:value-type="string" calcext:value-type="string">
            <text:p>Loescht bald</text:p>
          </table:table-cell>
          <table:table-cell table:style-name="ce7" office:value-type="string" calcext:value-type="string">
            <text:p>mehr Häuser</text:p>
          </table:table-cell>
          <table:table-cell table:style-name="ce36" office:value-type="percentage" office:value="1" calcext:value-type="percentage">
            <text:p>100.00%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table:number-columns-repeated="7"/>
          <table:table-cell office:value-type="string" calcext:value-type="string">
            <text:p>&gt;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7" office:value-type="string" calcext:value-type="string">
            <text:p>modulation zu tief</text:p>
          </table:table-cell>
          <table:table-cell table:style-name="ce7" office:value-type="string" calcext:value-type="string">
            <text:p>mehr Häuser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onst</text:p>
          </table:table-cell>
          <table:table-cell table:style-name="ce11" office:value-type="string" calcext:value-type="string">
            <text:p>Modulation A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0" calcext:value-type="float">
            <text:p>40</text:p>
          </table:table-cell>
          <table:table-cell table:style-name="ce7"/>
          <table:table-cell office:value-type="string" calcext:value-type="string">
            <text:p>sonst</text:p>
          </table:table-cell>
          <table:table-cell table:style-name="ce11" office:value-type="string" calcext:value-type="string">
            <text:p>Modulation B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0" calcext:value-type="float">
            <text:p>40</text:p>
          </table:table-cell>
          <table:table-cell table:style-name="ce7"/>
          <table:table-cell table:style-name="ce35" office:value-type="string" calcext:value-type="string">
            <text:p>modulation zu tief</text:p>
          </table:table-cell>
          <table:table-cell table:style-name="ce35" office:value-type="string" calcext:value-type="string">
            <text:p>mehr Häuser</text:p>
          </table:table-cell>
          <table:table-cell table:style-name="ce36" office:value-type="percentage" office:value="0.8" calcext:value-type="percentage">
            <text:p>80.00%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onst</text:p>
          </table:table-cell>
          <table:table-cell table:style-name="ce12" office:value-type="string" calcext:value-type="string">
            <text:p>Modulation A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0" calcext:value-type="float">
            <text:p>80</text:p>
          </table:table-cell>
          <table:table-cell table:style-name="ce7"/>
          <table:table-cell office:value-type="string" calcext:value-type="string">
            <text:p>sonst</text:p>
          </table:table-cell>
          <table:table-cell table:style-name="ce12" office:value-type="string" calcext:value-type="string">
            <text:p>Modulation B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0" calcext:value-type="float">
            <text:p>80</text:p>
          </table:table-cell>
          <table:table-cell table:style-name="ce7"/>
          <table:table-cell table:style-name="ce35" office:value-type="string" calcext:value-type="string">
            <text:p>modulation optimal</text:p>
          </table:table-cell>
          <table:table-cell table:style-name="ce35"/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sonst</text:p>
          </table:table-cell>
          <table:table-cell table:number-columns-repeated="3"/>
          <table:table-cell office:value-type="string" calcext:value-type="string">
            <text:p>sonst</text:p>
          </table:table-cell>
          <table:table-cell table:style-name="ce13" office:value-type="string" calcext:value-type="string">
            <text:p>Modulation A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100" calcext:value-type="float">
            <text:p>100</text:p>
          </table:table-cell>
          <table:table-cell table:style-name="ce7"/>
          <table:table-cell office:value-type="string" calcext:value-type="string">
            <text:p>sonst</text:p>
          </table:table-cell>
          <table:table-cell table:style-name="ce13" office:value-type="string" calcext:value-type="string">
            <text:p>Modulation B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100" calcext:value-type="float">
            <text:p>100</text:p>
          </table:table-cell>
          <table:table-cell table:style-name="ce7"/>
          <table:table-cell table:style-name="ce35" office:value-type="string" calcext:value-type="string">
            <text:p>modulation zu hoch</text:p>
          </table:table-cell>
          <table:table-cell table:style-name="ce35" office:value-type="string" calcext:value-type="string">
            <text:p>nur Häuser die nötig</text:p>
            <text:p>nur Pumpe falls nötig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5">
          <table:table-cell/>
          <table:table-cell table:style-name="ce5"/>
          <table:table-cell table:number-columns-repeated="5"/>
          <table:table-cell office:value-type="string" calcext:value-type="string">
            <text:p>&lt;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&lt;</text:p>
          </table:table-cell>
          <table:table-cell office:value-type="float" office:value="58" calcext:value-type="float">
            <text:p>58</text:p>
          </table:table-cell>
          <table:table-cell table:style-name="ce7"/>
          <table:table-cell table:style-name="ce7" office:value-type="string" calcext:value-type="string">
            <text:p>modulation zu hoch</text:p>
          </table:table-cell>
          <table:table-cell table:style-name="ce7" office:value-type="string" calcext:value-type="string">
            <text:p>nur Häuser die nötig</text:p>
            <text:p>nur Pumpe falls nötig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 calcext:value-type="string">
            <text:p><text:span text:style-name="T1">TPO_C&lt; TPO_ein_B_C-</text:span><text:span text:style-name="T2">Toleranzband_C</text:span></text:p>
          </table:table-cell>
          <table:table-cell table:style-name="ce8" office:value-type="string" calcext:value-type="string">
            <text:p>&lt;</text:p>
          </table:table-cell>
          <table:table-cell table:style-name="ce8" table:formula="of:=TPO_ein_B_C-Toleranzband_C" office:value-type="float" office:value="55" calcext:value-type="float">
            <text:p>55</text:p>
          </table:table-cell>
          <table:table-cell/>
          <table:table-cell table:style-name="ce6" office:value-type="string" calcext:value-type="string">
            <text:p><text:span text:style-name="T1">TPO_C&lt; TPO_ein_B_C-</text:span><text:span text:style-name="T2">Toleranzband_C</text:span></text:p>
          </table:table-cell>
          <table:table-cell table:style-name="ce8"/>
          <table:table-cell table:style-name="ce8" office:value-type="string" calcext:value-type="string">
            <text:p>&lt;</text:p>
          </table:table-cell>
          <table:table-cell table:style-name="ce8" table:formula="of:=TPO_ein_B_C-Toleranzband_C" office:value-type="float" office:value="55" calcext:value-type="float">
            <text:p>55</text:p>
          </table:table-cell>
          <table:table-cell table:style-name="ce7"/>
          <table:table-cell table:style-name="ce6" office:value-type="string" calcext:value-type="string">
            <text:p><text:span text:style-name="T1">TPO_C&lt; TPO_ein_B_C-</text:span><text:span text:style-name="T2">Toleranzband_C</text:span></text:p>
          </table:table-cell>
          <table:table-cell table:style-name="ce8"/>
          <table:table-cell table:style-name="ce8" office:value-type="string" calcext:value-type="string">
            <text:p>&lt;</text:p>
          </table:table-cell>
          <table:table-cell table:style-name="ce8" table:formula="of:=TPO_ein_B_C-Toleranzband_C" office:value-type="float" office:value="55" calcext:value-type="float">
            <text:p>55</text:p>
          </table:table-cell>
          <table:table-cell/>
          <table:table-cell table:style-name="ce7" office:value-type="string" calcext:value-type="string">
            <text:p>TPO zu kalt</text:p>
          </table:table-cell>
          <table:table-cell table:style-name="ce7" office:value-type="string" calcext:value-type="string">
            <text:p>Pumpe aus</text:p>
          </table:table-cell>
          <table:table-cell table:style-name="ce36" office:value-type="percentage" office:value="0" calcext:value-type="percentage">
            <text:p>0.00%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essel Sperren:</text:p>
          </table:table-cell>
          <table:table-cell table:number-columns-repeated="19"/>
        </table:table-row>
        <table:table-row table:style-name="ro6">
          <table:table-cell/>
          <table:table-cell table:style-name="ce7" office:value-type="string" calcext:value-type="string">
            <text:p>if Energiemangel: keinen sperren</text:p>
            <text:p>else</text:p>
            <text:p>sperren A und B</text:p>
            <text:p/>
          </table:table-cell>
          <table:table-cell table:style-name="ce7" table:number-columns-repeated="2"/>
          <table:table-cell table:style-name="ce9"/>
          <table:table-cell table:style-name="ce7" office:value-type="string" calcext:value-type="string">
            <text:p>if Energiemangel: keinen sperren</text:p>
            <text:p>else:</text:p>
            <text:p>sperren B</text:p>
          </table:table-cell>
          <table:table-cell table:number-columns-repeated="4"/>
          <table:table-cell office:value-type="string" calcext:value-type="string">
            <text:p>keinen sperren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1"/>
          <table:table-cell office:value-type="string" calcext:value-type="string">
            <text:p>*) Modulation B: der kleinere Wert der Modulation beider Kessel. Man muss nicht wissen welche Kessel A oder B ist.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Zustand Oekofen bestimmen. Voraussetzung: KEIN kessel gesperrt</text:p>
          </table:table-cell>
          <table:table-cell table:number-columns-repeated="19"/>
        </table:table-row>
        <table:table-row table:style-name="ro1">
          <table:table-cell/>
          <table:table-cell table:style-name="ce10" office:value-type="string" calcext:value-type="string">
            <text:p>zentral zu warm</text:p>
          </table:table-cell>
          <table:table-cell table:number-columns-repeated="5"/>
          <table:table-cell table:style-name="ce14" table:number-columns-repeated="2"/>
          <table:table-cell table:style-name="ce7"/>
          <table:table-cell table:number-columns-repeated="3"/>
          <table:table-cell office:value-type="string" calcext:value-type="string">
            <text:p>Grafana</text:p>
          </table:table-cell>
          <table:table-cell/>
          <table:table-cell office:value-type="string" calcext:value-type="string">
            <text:p>ein Diagramm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zentral modulation 30</text:p>
          </table:table-cell>
          <table:table-cell table:number-columns-repeated="5"/>
          <table:table-cell table:style-name="ce15" table:number-columns-repeated="2"/>
          <table:table-cell table:style-name="ce7"/>
          <table:table-cell table:number-columns-repeated="5"/>
          <table:table-cell office:value-type="string" calcext:value-type="string">
            <text:p>Kessel 1</text:p>
          </table:table-cell>
          <table:table-cell office:value-type="string" calcext:value-type="string">
            <text:p>-10 bis 110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zentral modulation 40</text:p>
          </table:table-cell>
          <table:table-cell table:number-columns-repeated="5"/>
          <table:table-cell table:style-name="ce16" table:number-columns-repeated="2"/>
          <table:table-cell table:style-name="ce7"/>
          <table:table-cell table:number-columns-repeated="5"/>
          <table:table-cell office:value-type="string" calcext:value-type="string">
            <text:p>Kessel 2</text:p>
          </table:table-cell>
          <table:table-cell office:value-type="string" calcext:value-type="string">
            <text:p>-10 bis 11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lus 1% damit sichtbar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zentral modulation 80</text:p>
          </table:table-cell>
          <table:table-cell table:number-columns-repeated="5"/>
          <table:table-cell table:style-name="ce17" table:number-columns-repeated="2"/>
          <table:table-cell table:style-name="ce7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zentral zu kalt</text:p>
          </table:table-cell>
          <table:table-cell table:number-columns-repeated="5"/>
          <table:table-cell table:style-name="ce8" table:number-columns-repeated="2"/>
          <table:table-cell table:style-name="ce7"/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0 brenner ein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1 brenner ein</text:p>
          </table:table-cell>
          <table:table-cell table:number-columns-repeated="13"/>
          <table:table-cell office:value-type="string" calcext:value-type="string">
            <text:p>TPM_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brenner ein</text:p>
          </table:table-cell>
          <table:table-cell table:number-columns-repeated="13"/>
          <table:table-cell office:value-type="string" calcext:value-type="string">
            <text:p>TPO_C</text:p>
          </table:table-cell>
          <table:table-cell table:number-columns-repeated="4"/>
        </table:table-row>
      </table:table>
      <table:table table:name="Regelkreise" table:style-name="ta1">
        <table:table-column table:style-name="co12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Häuser (Last)</text:p>
          </table:table-cell>
          <table:table-cell table:number-columns-repeated="2"/>
          <table:table-cell office:value-type="string" calcext:value-type="string">
            <text:p>Fernleitung</text:p>
          </table:table-cell>
          <table:table-cell table:number-columns-repeated="3"/>
          <table:table-cell office:value-type="string" calcext:value-type="string">
            <text:p>Oekofe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Zustand</text:p>
          </table:table-cell>
          <table:table-cell office:value-type="string" calcext:value-type="string">
            <text:p>Ladung Speicher (0..100%)</text:p>
          </table:table-cell>
          <table:table-cell table:number-columns-repeated="2"/>
          <table:table-cell office:value-type="string" calcext:value-type="string">
            <text:p>Aktuelle Vorlauftemeratur</text:p>
          </table:table-cell>
          <table:table-cell table:number-columns-repeated="3"/>
          <table:table-cell office:value-type="string" calcext:value-type="string">
            <text:p>Zu warm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Zu kal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0 kessel ei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 kessel ei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 kessel ei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nergiemangel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Regelgrössen</text:p>
          </table:table-cell>
          <table:table-cell office:value-type="string" calcext:value-type="string">
            <text:p>Ventil</text:p>
          </table:table-cell>
          <table:table-cell table:number-columns-repeated="2"/>
          <table:table-cell office:value-type="string" calcext:value-type="string">
            <text:p>Vorlauftemperatur</text:p>
          </table:table-cell>
          <table:table-cell table:number-columns-repeated="3"/>
          <table:table-cell office:value-type="string" calcext:value-type="string">
            <text:p>Kessel sperre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umpe</text:p>
          </table:table-cell>
          <table:table-cell table:number-columns-repeated="3"/>
          <table:table-cell office:value-type="string" calcext:value-type="string">
            <text:p>Energie ziehen (indirekt: Ventil Haus/Pumpe/Vorlauftemperatur)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def regeln(</text:p>
          </table:table-cell>
          <table:table-cell table:number-columns-repeated="7"/>
        </table:table-row>
      </table:table>
      <table:table table:name="Ladevoll" table:style-name="ta1">
        <table:shapes>
          <draw:line draw:z-index="0" draw:name="Linie 1" draw:style-name="gr1" draw:text-style-name="P1" svg:x1="9.519cm" svg:y1="10.837cm" svg:x2="9.626cm" svg:y2="1.588cm">
            <text:p/>
          </draw:line>
          <draw:frame draw:z-index="3" draw:name="Textrahmen 1" draw:style-name="gr2" draw:text-style-name="P2" svg:width="3.677cm" svg:height="1.136cm" svg:x="16.536cm" svg:y="11.181cm">
            <draw:text-box>
              <text:p>Verbrauch %</text:p>
              <text:p>maximale = 100%</text:p>
            </draw:text-box>
          </draw:frame>
          <draw:line draw:z-index="4" draw:name="Linie 4" draw:style-name="gr3" draw:text-style-name="P1" svg:x1="18.627cm" svg:y1="10.962cm" svg:x2="18.657cm" svg:y2="0.701cm">
            <text:p/>
          </draw:line>
          <draw:line draw:z-index="6" draw:name="Linie 5" draw:style-name="gr3" draw:text-style-name="P1" svg:x1="19.39cm" svg:y1="2.009cm" svg:x2="8.772cm" svg:y2="1.993cm">
            <text:p/>
          </draw:line>
          <draw:polyline draw:z-index="10" draw:name="Vielfachlinie mit 3 Punkten 1" draw:style-name="gr3" draw:text-style-name="P1" svg:width="4.36cm" svg:height="2.487cm" draw:transform="rotate (1.58824961931484) translate (9.4727796735887cm 10.8654145922883cm)" svg:viewBox="0 0 4361 2488" draw:points="0,2488 4361,2488 4342,0">
            <text:p/>
          </draw:polyline>
          <draw:custom-shape draw:z-index="13" draw:name="Form 1" draw:style-name="gr4" draw:text-style-name="P1" svg:width="0.259cm" svg:height="0.296cm" svg:x="18.475cm" svg:y="6.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2" table:number-columns-repeated="12" table:default-cell-style-name="Default"/>
        <table:table-row table:style-name="ro1">
          <table:table-cell>
            <draw:line draw:z-index="1" draw:name="Linie 2" draw:style-name="gr1" draw:text-style-name="P1" svg:x1="0.001cm" svg:y1="9.25cm" svg:x2="0.108cm" svg:y2="0.001cm">
              <text:p/>
            </draw:line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>
            <draw:frame draw:z-index="5" draw:name="Textrahmen 2" draw:style-name="gr2" draw:text-style-name="P2" svg:width="3.677cm" svg:height="1.136cm" svg:x="0.565cm" svg:y="0.264cm">
              <draw:text-box>
                <text:p>Ladung voll %</text:p>
              </draw:text-box>
            </draw:frame>
          </table:table-cell>
          <table:table-cell>
            <draw:frame draw:z-index="9" draw:name="Textrahmen 4" draw:style-name="gr5" draw:text-style-name="P2" svg:width="1.158cm" svg:height="0.496cm" svg:x="1.222cm" svg:y="0.329cm">
              <draw:text-box>
                <text:p>100%</text:p>
              </draw:text-box>
            </draw:frame>
          </table:table-cell>
          <table:table-cell table:number-columns-repeated="8"/>
        </table:table-row>
        <table:table-row table:style-name="ro1">
          <table:table-cell table:number-columns-repeated="2"/>
          <table:table-cell>
            <draw:line draw:z-index="7" draw:name="Linie 6" draw:style-name="gr6" draw:text-style-name="P1" svg:x1="14.126cm" svg:y1="0.218cm" svg:x2="1.022cm" svg:y2="8.813cm">
              <text:p/>
            </draw:line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6"/>
          <table:table-cell>
            <draw:custom-shape draw:z-index="14" draw:name="Form 2" draw:style-name="gr4" draw:text-style-name="P1" svg:width="0.259cm" svg:height="0.296cm" svg:x="1.674cm" svg:y="0.0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</table:table-row>
        <table:table-row table:style-name="ro1">
          <table:table-cell table:number-columns-repeated="10"/>
          <table:table-cell>
            <draw:frame draw:z-index="20" draw:name="Textrahmen 8" draw:style-name="gr2" draw:text-style-name="P2" svg:width="3.677cm" svg:height="1.136cm" svg:x="1.666cm" svg:y="0.158cm">
              <draw:text-box>
                <text:p>aus</text:p>
              </draw:text-box>
            </draw:frame>
          </table:table-cell>
          <table:table-cell/>
        </table:table-row>
        <table:table-row table:style-name="ro1">
          <table:table-cell table:number-columns-repeated="2"/>
          <table:table-cell>
            <draw:line draw:z-index="18" draw:name="Linie 8" draw:style-name="gr7" draw:text-style-name="P1" svg:x1="19.282cm" svg:y1="0cm" svg:x2="0.977cm" svg:y2="6.166cm">
              <text:p/>
            </draw:line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>
            <draw:frame draw:z-index="11" draw:name="Textrahmen 5" draw:style-name="gr8" draw:text-style-name="P2" svg:width="0.959cm" svg:height="0.469cm" svg:x="1.786cm" svg:y="0.048cm">
              <draw:text-box>
                <text:p>50%</text:p>
              </draw:text-box>
            </draw:frame>
          </table:table-cell>
          <table:table-cell table:number-columns-repeated="8"/>
        </table:table-row>
        <table:table-row table:style-name="ro1">
          <table:table-cell table:number-columns-repeated="5"/>
          <table:table-cell>
            <draw:custom-shape draw:z-index="16" draw:name="Form 4" draw:style-name="gr4" draw:text-style-name="P1" svg:width="0.259cm" svg:height="0.296cm" svg:x="1.048cm" svg:y="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  <table:table-cell>
            <draw:frame draw:z-index="19" draw:name="Textrahmen 7" draw:style-name="gr2" draw:text-style-name="P2" svg:width="3.677cm" svg:height="1.136cm" svg:x="0.214cm" svg:y="0.156cm">
              <draw:text-box>
                <text:p>ein</text:p>
              </draw:text-box>
            </draw:frame>
          </table:table-cell>
        </table:table-row>
        <table:table-row table:style-name="ro1">
          <table:table-cell table:number-columns-repeated="2"/>
          <table:table-cell>
            <draw:line draw:z-index="17" draw:name="Linie 7" draw:style-name="gr7" draw:text-style-name="P1" svg:x1="20.137cm" svg:y1="0.156cm" svg:x2="0.977cm" svg:y2="3.458cm">
              <text:p/>
            </draw:line>
          </table:table-cell>
          <table:table-cell table:number-columns-repeated="9"/>
        </table:table-row>
        <table:table-row table:style-name="ro1">
          <table:table-cell table:number-columns-repeated="3"/>
          <table:table-cell>
            <draw:frame draw:z-index="8" draw:name="Textrahmen 3" draw:style-name="gr8" draw:text-style-name="P2" svg:width="0.959cm" svg:height="0.469cm" svg:x="1.727cm" svg:y="0.141cm">
              <draw:text-box>
                <text:p>30%</text:p>
              </draw:text-box>
            </draw:frame>
          </table:table-cell>
          <table:table-cell table:number-columns-repeated="8"/>
        </table:table-row>
        <table:table-row table:style-name="ro1">
          <table:table-cell table:number-columns-repeated="6"/>
          <table:table-cell>
            <draw:custom-shape draw:z-index="15" draw:name="Form 3" draw:style-name="gr4" draw:text-style-name="P1" svg:width="0.259cm" svg:height="0.296cm" svg:x="0.132cm" svg:y="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>
            <draw:line draw:z-index="2" draw:name="Linie 3" draw:style-name="gr1" draw:text-style-name="P1" svg:x1="1.953cm" svg:y1="0.218cm" svg:x2="12.815cm" svg:y2="0.233cm">
              <text:p/>
            </draw:line>
          </table:table-cell>
          <table:table-cell table:number-columns-repeated="8"/>
        </table:table-row>
        <table:table-row table:style-name="ro1">
          <table:table-cell table:number-columns-repeated="5"/>
          <table:table-cell>
            <draw:frame draw:z-index="12" draw:name="Textrahmen 6" draw:style-name="gr8" draw:text-style-name="P2" svg:width="0.959cm" svg:height="0.469cm" svg:x="0.291cm" svg:y="0.096cm">
              <draw:text-box>
                <text:p>30%</text:p>
              </draw:text-box>
            </draw:frame>
          </table:table-cell>
          <table:table-cell table:number-columns-repeated="6"/>
        </table:table-row>
      </table:table>
      <table:named-expressions>
        <table:named-range table:name="Toleranzband_C" table:base-cell-address="$kennzahlen.$G$8" table:cell-range-address="$kennzahlen.$G$8"/>
        <table:named-range table:name="TPM_aus_A_C" table:base-cell-address="$kennzahlen.$G$6" table:cell-range-address="$kennzahlen.$G$6"/>
        <table:named-range table:name="TPM_aus_B_C" table:base-cell-address="$kennzahlen.$G$7" table:cell-range-address="$kennzahlen.$G$7"/>
        <table:named-range table:name="TPO_ein_A_C" table:base-cell-address="$kennzahlen.$G$4" table:cell-range-address="$kennzahlen.$G$4"/>
        <table:named-range table:name="TPO_ein_B_C" table:base-cell-address="$kennzahlen.$G$5" table:cell-range-address="$kennzahlen.$G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4">00.00.0000</text:date>, <text:time style:data-style-name="N2" text:time-value="11:53:35.42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8:12:29.297000000</meta:creation-date>
    <dc:date>2024-08-04T14:23:24.577000000</dc:date>
    <meta:editing-duration>P2DT4H12M25S</meta:editing-duration>
    <meta:editing-cycles>13</meta:editing-cycles>
    <meta:generator>LibreOffice/24.2.5.2$Windows_X86_64 LibreOffice_project/bffef4ea93e59bebbeaf7f431bb02b1a39ee8a59</meta:generator>
    <meta:document-statistic meta:table-count="4" meta:cell-count="147" meta:object-count="21"/>
  </office:meta>
</office:document-meta>
</file>